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D000001CEF4734C371E0D66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5.187cm" svg:height="8.149cm" draw:z-index="0"><draw:image xlink:href="Pictures/100000000000035D000001CEF4734C371E0D66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1:36:33.464000000</meta:creation-date>
    <dc:date>2022-05-24T11:37:19.987000000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